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cal -P letter -l -o calendar.ps 1 2018 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oj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Paper-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Paper-Ori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ext-Langu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First-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ont-Type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nt-Type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Font-Type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File-c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pplication-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onth-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Month-Quantit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3:55:29.994859526</meta:creation-date>
    <dc:date>2018-01-05T03:56:47.965852857</dc:date>
    <meta:editing-duration>PT3H30M56S</meta:editing-duration>
    <meta:editing-cycles>3</meta:editing-cycles>
    <meta:generator>LibreOffice/5.1.6.2$Linux_X86_64 LibreOffice_project/10m0$Build-2</meta:generator>
    <meta:document-statistic meta:table-count="1" meta:cell-count="41" meta:object-count="0"/>
  </office:meta>
</office:document-meta>
</file>